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3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5" office:value-type="float" office:value="87742.4" calcext:value-type="float">
            <text:p>87742.4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5" office:value-type="float" office:value="41861.8" calcext:value-type="float">
            <text:p>41861.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3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5" office:value-type="float" office:value="198837139.1" calcext:value-type="float">
            <text:p>198837139.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5" office:value-type="float" office:value="165600.6677" calcext:value-type="float">
            <text:p>165600.667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2" office:value-type="float" office:value="37.51" calcext:value-type="float">
            <text:p>37.51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137.85" calcext:value-type="float">
            <text:p>137.85</text:p>
          </table:table-cell>
          <table:table-cell table:style-name="ce2"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office:value-type="float" office:value="72.23" calcext:value-type="float">
            <text:p>72.23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98.35" calcext:value-type="float">
            <text:p>298.35</text:p>
          </table:table-cell>
          <table:table-cell table:style-name="ce2"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office:value-type="float" office:value="76.95" calcext:value-type="float">
            <text:p>76.95</text:p>
          </table:table-cell>
          <table:table-cell table:style-name="ce2" office:value-type="float" office:value="43.05" calcext:value-type="float">
            <text:p>43.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63.78" calcext:value-type="float">
            <text:p>263.78</text:p>
          </table:table-cell>
          <table:table-cell table:style-name="ce2" office:value-type="float" office:value="88.18" calcext:value-type="float">
            <text:p>8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9.31" calcext:value-type="float">
            <text:p>9.3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9.95" calcext:value-type="float">
            <text:p>2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2" office:value-type="float" office:value="658.93" calcext:value-type="float">
            <text:p>658.93</text:p>
          </table:table-cell>
          <table:table-cell table:style-name="ce2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office:value-type="float" office:value="1079.666" calcext:value-type="float">
            <text:p>1079.66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2:37:46.104544899</dc:date>
    <meta:editing-duration>PT9H35M35S</meta:editing-duration>
    <meta:editing-cycles>53</meta:editing-cycles>
    <meta:generator>LibreOffice/7.3.7.2$Linux_X86_64 LibreOffice_project/30$Build-2</meta:generator>
    <meta:document-statistic meta:table-count="1" meta:cell-count="267" meta:object-count="0"/>
  </office:meta>
</office:document-meta>
</file>